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Row17" style:family="table-row">
      <style:table-row-properties style:min-row-height="0.0555in"/>
    </style:style>
    <style:style style:name="TableCell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" style:parent-style-name="Nadpis1" style:family="paragraph">
      <style:paragraph-properties fo:text-align="justify"/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4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T25" style:parent-style-name="Standardnípísmoodstavce" style:family="text">
      <style:text-properties style:font-name-complex="Calibri" fo:font-weight="bold" style:font-weight-asian="bold" style:font-weight-complex="bold" fo:color="#000000" fo:font-size="11pt" style:font-size-asian="11pt" style:font-size-complex="11pt"/>
    </style:style>
    <style:style style:name="T26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T27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P28" style:parent-style-name="Normální" style:family="paragraph"/>
    <style:style style:name="P2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2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67/2024</text:p>
            <text:p text:style-name="Normální">KVOP-38132/2024</text:p>
            <text:p text:style-name="Normální">10. 10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<text:bookmark-start text:name="Text6"/>Vážený pan<text:s/><text:bookmark-end text:name="Text6"/></text:p>
            <text:p text:style-name="Normální">E. B. S.</text:p>
            <text:p text:style-name="Normální"/>
            <text:p text:style-name="Normální"/>
            <text:p text:style-name="Normální">Datová schránka:<text:s/></text:p>
            <text:p text:style-name="Normální"/>
            <text:p text:style-name="Normální"/>
          </table:table-cell>
        </table:table-row>
        <table:table-row table:style-name="TableRow17">
          <table:table-cell table:style-name="TableCell18">
            <text:p text:style-name="Normální"/>
          </table:table-cell>
          <table:table-cell table:style-name="TableCell19">
            <text:p text:style-name="Normální"/>
          </table:table-cell>
          <table:table-cell table:style-name="TableCell20">
            <text:p text:style-name="Normální"/>
          </table:table-cell>
        </table:table-row>
      </table:table>
      <text:h text:style-name="P21" text:outline-level="1">Sdělení o vyřízení žádosti o informace podle zákona č. 106/1999 Sb., o svobodném přístupu k informacím</text:h>
      <text:p text:style-name="Základnítext">Vážený pane S.,</text:p>
      <text:p text:style-name="Základnítext">dne 25. 9. 2024 obdržela Kancelář veřejného ochránce práv (kancelář) Vaši žádost o informace<text:s/><text:span text:style-name="Zdůraznění">„týkající se postupu<text:s/></text:span><text:span text:style-name="Zdůraznění">orgánů sociálně-právní ochrany dětí (OSPOD) při rozhovorech s nezletilými dětmi v rámci soudních řízení o opatrovnictví“</text:span>.<text:s/></text:p>
      <text:p text:style-name="Základnítext">Ptal jste se:<text:s/></text:p>
      <text:list text:style-name="LFO3_1" text:continue-numbering="true">
        <text:list-item>
          <text:p text:style-name="P22">Jaká jsou pravidla a směrnice, kterými se OSPOD řídí při rozhovorech s nezletilými dětmi v opatrovnických řízeních?</text:p>
        </text:list-item>
        <text:list-item>
          <text:p text:style-name="P23">Je<text:s/>povinné, aby byl rozhovor s nezletilým dítětem nahráván, a jaká jsou práva rodičů během tohoto procesu?</text:p>
        </text:list-item>
      </text:list>
      <text:p text:style-name="Základnítext"><text:span text:style-name="Silné">Dáváme Vám tyto informace</text:span>:</text:p>
      <text:h text:style-name="Nadpis2" text:outline-level="2">K bodu č. 1</text:h>
      <text:p text:style-name="Základnítext">OSPOD se řídí především zákonem č. 359/1999 Sb., o sociálně-právní ochraně dětí.<text:span text:style-name="Značkapozn.podčarou"><text:note text:note-class="footnote" text:id="_ftn0"><text:note-citation>1</text:note-citation><text:note-body><text:p text:style-name="Textpozn.podčarou"><text:s/><text:tab/>K dané problematice zejména<text:s/>§ 8 a § 52 zákona o sociálně-právní ochraně dětí.</text:p><text:p text:style-name="Textpozn.podčarou"/></text:note-body></text:note></text:span><text:s/>Jde-li o vedení rozhovorů s dětmi, není nám známo, zda existují a jaká případně jsou další (obecná či interní) pravidla či směrnice. Metodická doporučení<text:s/><text:span text:style-name="T24">si však mohou jednotlivé úřady<text:s/></text:span>vytvářet samy,<text:span text:style-name="T25"><text:s/></text:span><text:span text:style-name="T26">byť<text:s/></text:span><text:span text:style-name="T27">to není povinné.<text:s/></text:span></text:p>
      <text:p text:style-name="Základnítext">Závěry z šetření veřejného ochránce práv k otázce, jaké jsou povinnosti OSPOD coby kolizního opatrovníka dítěte v soudním řízení a také jaká práva má dítě, které zastupuje, lze shrnout následovně:<text:s/></text:p>
      <text:list text:style-name="LFO4" text:continue-numbering="true">
        <text:list-item>
          <text:p text:style-name="P28">Při výkonu kolizního opatrovnictví je úkolem OSPOD hájit nejlepší zájmy dítěte. Za tímto účelem má činit potřebné procesní úkony, zejména se vyjádřit k návrhům či podávat své návrhy.<text:s/></text:p>
        </text:list-item>
      </text:list>
      <text:soft-page-break/>
      <text:list text:style-name="LFO3" text:continue-numbering="true">
        <text:list-item>
          <text:p text:style-name="P29">OSPOD jako kolizní opatrovník<text:s/><text:span text:style-name="Silné">musí zajišťovat také participační práva dítěte</text:span><text:s/>v rámci soudního řízení. Mezi ta patří nejen<text:s/><text:span text:style-name="Silné">zjišťování názorů a přání dítěte</text:span>, ale rovněž<text:s/><text:span text:style-name="Silné">informování dítěte</text:span><text:s/>o průběhu, důsledcích a výsledku soudního řízení.<text:s/></text:p>
        </text:list-item>
        <text:list-item>
          <text:p text:style-name="P30">Hovořit s dítětem může OSPOD i<text:s/><text:span text:style-name="Silné">bez přítomnosti rodičů</text:span>. Individuální rozhovor sociální pracovnice s dítětem bez přítomnosti rodičů<text:s/>je běžný způsob sociální práce. Je to primární nástroj, který má OSPOD k dispozici za účelem zjištění jakéhokoli problému v rodině.<text:s/></text:p>
        </text:list-item>
        <text:list-item>
          <text:p text:style-name="P31">OSPOD musí při své činnosti brát v úvahu názor a přání dítěte a<text:s/><text:span text:style-name="Silné">věnovat jim náležitou pozornost</text:span>, a to v závislosti na jeho<text:s/>věku, stupni rozumového vývoje a schopnosti formulovat vlastní názor. Zohlednit však musí, zda přání dítěte je v souladu s jeho nejlepšími zájmy se zřetelem ke všem okolnostem případu.<text:s/></text:p>
        </text:list-item>
        <text:list-item>
          <text:p text:style-name="P32"><text:span text:style-name="Silné">Dítě má právo na informace</text:span><text:s/>od OSPOD o všech závažných věcech, které se<text:s/>ho týkají, jestliže je schopno s ohledem na svůj věk a rozumovou vyspělost posoudit dosah a význam rozhodnutí vyplývajících, mimo jiné, ze soudního řízení.</text:p>
        </text:list-item>
      </text:list>
      <text:h text:style-name="Nadpis2" text:outline-level="2">K bodu č. 2</text:h>
      <text:p text:style-name="Základnítext">Zaměstnanci OSPOD<text:s/><text:span text:style-name="Silné">jsou oprávněni pořizovat zvukové záznamy dítěte</text:span>, je-li to potřebné pro ochranu jeho práv. Ale není to povinné.</text:p>
      <text:p text:style-name="Základnítext">Rozhovor OSPOD s dítětem je úkon, do kterého rodiče zpravidla nezasahují. Je žádoucí, aby do něj nevstupovali a žádným způsobem dítě neovlivňovali. Jejich přítomnost u takového rozhovoru by mohla vést k tomu, že dítě nebude ochotné nebo schopné vyjádřit své skutečné názory a přání.</text:p>
      <text:p text:style-name="Základnítext">Výstupy z činnosti veřejného ochránce práv k dané problematice můžete najít on-line v Evidenci stanovisek ombudsmana, dostupné zde<text:s/><text:a xlink:href="https://www.ochrance.cz/eso/" office:target-frame-name="_top" xlink:show="replace"><text:span text:style-name="Hypertextovýodkaz">https://ww</text:span><text:span text:style-name="Hypertextovýodkaz">w.ochrance.cz/eso/</text:span></text:a>. Pro vyhledávání oblasti, o kterou se zajímáte, doporučujeme zadat oblast práva<text:s/><text:span text:style-name="Zdůraznění">207.1 Činnost orgánů sociálně-právní ochrany dětí</text:span><text:s/>a věc<text:s/><text:span text:style-name="Zdůraznění">Postup OSPOD jako kolizního opatrovníka</text:span>.</text:p>
      <text:p text:style-name="Základnítext">S pozdravem</text:p>
      <text:p text:style-name="Základnítext"/>
      <text:p text:style-name="podpis">JUDr. Pavel Pořízek, Ph.D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="Symbol"/>
    </style:style>
    <text:list-style style:name="LFO1" style:display-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text:list-style style:name="LFO3" style:display-name="LFO3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V84I*</text:span></text:p>
        <text:p text:style-name="P12"><text:span text:style-name="T13">KVOPX00EV84I</text:span>KVOPX00EV84I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02T10:43:00Z</meta:creation-date>
    <dc:date>2024-12-02T10:46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6" meta:word-count="494" meta:character-count="3404" meta:row-count="24" meta:non-whitespace-character-count="2916"/>
  </office:meta>
</office:document-meta>
</file>